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80" calcext:value-type="float">
            <text:p>1,580.0</text:p>
          </table:table-cell>
          <table:table-cell office:value-type="float" office:value="1590" calcext:value-type="float">
            <text:p>1,590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600" calcext:value-type="float">
            <text:p>1600</text:p>
          </table:table-cell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/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500" calcext:value-type="float">
            <text:p>500</text:p>
          </table:table-cell>
          <table:table-cell office:value-type="float" office:value="1331.21" calcext:value-type="float">
            <text:p>1,331.2</text:p>
          </table:table-cell>
          <table:table-cell office:value-type="float" office:value="1342" calcext:value-type="float">
            <text:p>1,342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7]*([.F17]-[.E17])" office:value-type="float" office:value="6190.00000000006" calcext:value-type="float">
            <text:p>6,19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18]*([.F18]-[.E18])" office:value-type="float" office:value="4476.00000000002" calcext:value-type="float">
            <text:p>4,476</text:p>
          </table:table-cell>
          <table:table-cell table:style-name="ce8"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08:50:01.2208844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8T09:24:52.341505237</dc:date>
    <meta:editing-duration>P8DT6H56M19S</meta:editing-duration>
    <meta:editing-cycles>1141</meta:editing-cycles>
    <meta:document-statistic meta:table-count="3" meta:cell-count="1687" meta:object-count="0"/>
  </office:meta>
</office:document-meta>
</file>